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256cm"/>
    </style:style>
    <style:style style:name="co2" style:family="table-column">
      <style:table-column-properties fo:break-before="auto" style:column-width="7.407cm"/>
    </style:style>
    <style:style style:name="co3" style:family="table-column">
      <style:table-column-properties fo:break-before="auto" style:column-width="7.216cm"/>
    </style:style>
    <style:style style:name="co4" style:family="table-column">
      <style:table-column-properties fo:break-before="auto" style:column-width="9.0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221cm"/>
    </style:style>
    <style:style style:name="co7" style:family="table-column">
      <style:table-column-properties fo:break-before="auto" style:column-width="4.964cm"/>
    </style:style>
    <style:style style:name="co8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6.37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color="#ff3333" fo:font-size="16pt" style:font-size-asian="16pt" style:font-size-complex="16pt"/>
    </style:style>
    <style:style style:name="ce2" style:family="table-cell" style:parent-style-name="Default">
      <style:text-properties style:use-window-font-color="true" fo:font-size="16pt" style:font-size-asian="16pt" style:font-size-complex="16pt"/>
    </style:style>
    <style:style style:name="ce3" style:family="table-cell" style:parent-style-name="Default">
      <style:text-properties fo:color="#ff3333" fo:font-size="16pt" style:font-size-asian="16pt" style:font-size-complex="16pt"/>
    </style:style>
    <style:style style:name="ce4" style:family="table-cell" style:parent-style-name="Default"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</office:automatic-styles>
  <office:body>
    <office:spreadsheet>
      <table:table table:name="工作表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4"/>
        <table:table-column table:style-name="co4" table:default-cell-style-name="ce4"/>
        <table:table-column table:style-name="co5" table:number-columns-repeated="1007" table:default-cell-style-name="ce4"/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测试</text:p>
          </table:table-cell>
          <table:table-cell table:number-columns-repeated="3" office:value-type="float" office:value="195936900305760" calcext:value-type="float">
            <text:p>195936900305760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中文|国语</text:p>
          </table:table-cell>
          <table:table-cell table:number-columns-repeated="3" office:value-type="float" office:value="2.33484825632659E+015" calcext:value-type="float">
            <text:p>233484825632659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文档</text:p>
          </table:table-cell>
          <table:table-cell table:number-columns-repeated="3" office:value-type="float" office:value="11505921684768" calcext:value-type="float">
            <text:p>11505921684768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读入</text:p>
          </table:table-cell>
          <table:table-cell table:number-columns-repeated="3" office:value-type="float" office:value="125649357069456" calcext:value-type="float">
            <text:p>125649357069456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2016年</text:p>
          </table:table-cell>
          <table:table-cell table:number-columns-repeated="3" office:value-type="float" office:value="1.49754872569666E+015" calcext:value-type="float">
            <text:p>1497548725696660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4月</text:p>
          </table:table-cell>
          <table:table-cell table:number-columns-repeated="3" office:value-type="float" office:value="1023509743056" calcext:value-type="float">
            <text:p>1023509743056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6日</text:p>
          </table:table-cell>
          <table:table-cell table:number-columns-repeated="3" office:value-type="float" office:value="939058751376" calcext:value-type="float">
            <text:p>939058751376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bc</text:p>
          </table:table-cell>
          <table:table-cell table:number-columns-repeated="3" office:value-type="float" office:value="50698538928" calcext:value-type="float">
            <text:p>50698538928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edf</text:p>
          </table:table-cell>
          <table:table-cell table:number-columns-repeated="3" office:value-type="float" office:value="51990329520" calcext:value-type="float">
            <text:p>5199032952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bc</text:p>
          </table:table-cell>
          <table:table-cell table:number-columns-repeated="3" office:value-type="float" office:value="50974550784" calcext:value-type="float">
            <text:p>50974550784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edf</text:p>
          </table:table-cell>
          <table:table-cell table:number-columns-repeated="3" office:value-type="float" office:value="55300470624" calcext:value-type="float">
            <text:p>55300470624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c++</text:p>
          </table:table-cell>
          <table:table-cell table:number-columns-repeated="3" office:value-type="float" office:value="90728327232" calcext:value-type="float">
            <text:p>90728327232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标准</text:p>
          </table:table-cell>
          <table:table-cell table:number-columns-repeated="3" office:value-type="float" office:value="845305747056" calcext:value-type="float">
            <text:p>845305747056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里</text:p>
          </table:table-cell>
          <table:table-cell table:number-columns-repeated="3" office:value-type="float" office:value="192243104496" calcext:value-type="float">
            <text:p>192243104496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定义</text:p>
          </table:table-cell>
          <table:table-cell table:number-columns-repeated="3" office:value-type="float" office:value="1018104982128" calcext:value-type="float">
            <text:p>1018104982128</text:p>
          </table:table-cell>
          <table:table-cell table:number-columns-repeated="100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rustworthiness</text:p>
          </table:table-cell>
          <table:table-cell table:number-columns-repeated="3" office:value-type="float" office:value="2.20391836482337E+018" calcext:value-type="float">
            <text:p>220391836482337000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critics</text:p>
          </table:table-cell>
          <table:table-cell table:number-columns-repeated="3" office:value-type="float" office:value="2.27193230414117E+015" calcext:value-type="float">
            <text:p>227193230414117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publicly</text:p>
          </table:table-cell>
          <table:table-cell table:number-columns-repeated="3" office:value-type="float" office:value="1.39904827843964E+016" calcext:value-type="float">
            <text:p>1399048278439640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test</text:p>
          </table:table-cell>
          <table:table-cell table:number-columns-repeated="3" office:value-type="float" office:value="1.18036506440261E+015" calcext:value-type="float">
            <text:p>118036506440261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wiki</text:p>
          </table:table-cell>
          <table:table-cell table:number-columns-repeated="3" office:value-type="float" office:value="1.41566114718441E+016" calcext:value-type="float">
            <text:p>14156611471844100</text:p>
          </table:table-cell>
          <table:table-cell table:number-columns-repeated="100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ustworthiness</text:p>
          </table:table-cell>
          <table:table-cell table:number-columns-repeated="3" office:value-type="float" office:value="2.20392522134479E+018" calcext:value-type="float">
            <text:p>220392522134479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ritics</text:p>
          </table:table-cell>
          <table:table-cell table:number-columns-repeated="3" office:value-type="float" office:value="2.35421056119614E+015" calcext:value-type="float">
            <text:p>23542105611961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ublicly</text:p>
          </table:table-cell>
          <table:table-cell table:number-columns-repeated="3" office:value-type="float" office:value="1.49778218690561E+016" calcext:value-type="float">
            <text:p>14977821869056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itable</text:p>
          </table:table-cell>
          <table:table-cell table:number-columns-repeated="3" office:value-type="float" office:value="1.18565588458107E+016" calcext:value-type="float">
            <text:p>11856558845810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iki</text:p>
          </table:table-cell>
          <table:table-cell table:number-columns-repeated="3" office:value-type="float" office:value="94059271928016" calcext:value-type="float">
            <text:p>940592719280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ystems</text:p>
          </table:table-cell>
          <table:table-cell table:number-columns-repeated="3" office:value-type="float" office:value="1.1221722542425E+015" calcext:value-type="float">
            <text:p>11221722542425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rgue</text:p>
          </table:table-cell>
          <table:table-cell table:number-columns-repeated="3" office:value-type="float" office:value="200361384779904" calcext:value-type="float">
            <text:p>20036138477990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ystems</text:p>
          </table:table-cell>
          <table:table-cell table:number-columns-repeated="3" office:value-type="float" office:value="2.32146482237467E+015" calcext:value-type="float">
            <text:p>232146482237467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asily</text:p>
          </table:table-cell>
          <table:table-cell table:number-columns-repeated="3" office:value-type="float" office:value="1.45067685222878E+016" calcext:value-type="float">
            <text:p>145067685222878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mpered</text:p>
          </table:table-cell>
          <table:table-cell table:number-columns-repeated="3" office:value-type="float" office:value="1.72914989558024E+017" calcext:value-type="float">
            <text:p>172914989558024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oponents</text:p>
          </table:table-cell>
          <table:table-cell table:number-columns-repeated="3" office:value-type="float" office:value="1.93468269251377E+018" calcext:value-type="float">
            <text:p>193468269251377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rgue</text:p>
          </table:table-cell>
          <table:table-cell table:number-columns-repeated="3" office:value-type="float" office:value="1.41876602561245E+016" calcext:value-type="float">
            <text:p>141876602561245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mmunity</text:p>
          </table:table-cell>
          <table:table-cell table:number-columns-repeated="3" office:value-type="float" office:value="1.70169105097777E+017" calcext:value-type="float">
            <text:p>170169105097777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sers</text:p>
          </table:table-cell>
          <table:table-cell table:number-columns-repeated="3" office:value-type="float" office:value="1.65358102408927E+016" calcext:value-type="float">
            <text:p>16535810240892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tch</text:p>
          </table:table-cell>
          <table:table-cell table:number-columns-repeated="3" office:value-type="float" office:value="1.98336643570537E+017" calcext:value-type="float">
            <text:p>198336643570537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licious</text:p>
          </table:table-cell>
          <table:table-cell table:number-columns-repeated="3" office:value-type="float" office:value="2.3799556763979E+018" calcext:value-type="float">
            <text:p>237995567639790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ntent</text:p>
          </table:table-cell>
          <table:table-cell table:number-columns-repeated="3" office:value-type="float" office:value="8.1778056230671E+018" calcext:value-type="float">
            <text:p>817780562306710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rrect</text:p>
          </table:table-cell>
          <table:table-cell table:number-columns-repeated="3" office:value-type="float" office:value="5.88647228030005E+018" calcext:value-type="float">
            <text:p>5886472280300050000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6.06068651162018E+018" calcext:value-type="float">
            <text:p>606068651162018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ars</text:p>
          </table:table-cell>
          <table:table-cell table:number-columns-repeated="3" office:value-type="float" office:value="8.164727781202E+018" calcext:value-type="float">
            <text:p>816472778120200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ronsson</text:p>
          </table:table-cell>
          <table:table-cell table:number-columns-repeated="3" office:value-type="float" office:value="5.74309763024807E+018" calcext:value-type="float">
            <text:p>574309763024807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3" office:value-type="float" office:value="4.20051372336365E+018" calcext:value-type="float">
            <text:p>420051372336365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ystems</text:p>
          </table:table-cell>
          <table:table-cell table:number-columns-repeated="3" office:value-type="float" office:value="4.28929790035231E+018" calcext:value-type="float">
            <text:p>4289297900352310000</text:p>
          </table:table-cell>
          <table:table-cell table:number-columns-repeated="1007"/>
        </table:table-row>
        <table:table-row table:style-name="ro1" table:number-rows-repeated="1048529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内容hash" table:style-name="ta1">
        <table:table-column table:style-name="co6" table:default-cell-style-name="ce6"/>
        <table:table-column table:style-name="co7" table:default-cell-style-name="ce6"/>
        <table:table-column table:style-name="co8" table:default-cell-style-name="Default"/>
        <table:table-column table:style-name="co7" table:default-cell-style-name="ce6"/>
        <table:table-column table:style-name="co6" table:default-cell-style-name="ce7"/>
        <table:table-column table:style-name="co6" table:default-cell-style-name="ce6"/>
        <table:table-column table:style-name="co9" table:default-cell-style-name="ce6"/>
        <table:table-column table:style-name="co5" table:number-columns-repeated="1011" table:default-cell-style-name="ce6"/>
        <table:table-row table:style-name="ro3">
          <table:table-cell office:value-type="string" calcext:value-type="string">
            <text:p>测试</text:p>
          </table:table-cell>
          <table:table-cell office:value-type="float" office:value="5490516" calcext:value-type="float">
            <text:p>5490516</text:p>
          </table:table-cell>
          <table:table-cell/>
          <table:table-cell office:value-type="float" office:value="5490516" calcext:value-type="float">
            <text:p>5490516</text:p>
          </table:table-cell>
          <table:table-cell table:number-columns-repeated="2" office:value-type="string" calcext:value-type="string">
            <text:p>测试</text:p>
          </table:table-cell>
          <table:table-cell office:value-type="float" office:value="5490516" calcext:value-type="float">
            <text:p>5490516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中文|国语</text:p>
          </table:table-cell>
          <table:table-cell office:value-type="float" office:value="9379378188" calcext:value-type="float">
            <text:p>9379378188</text:p>
          </table:table-cell>
          <table:table-cell/>
          <table:table-cell office:value-type="float" office:value="9379378188" calcext:value-type="float">
            <text:p>9379378188</text:p>
          </table:table-cell>
          <table:table-cell table:number-columns-repeated="2" office:value-type="string" calcext:value-type="string">
            <text:p>中文|国语</text:p>
          </table:table-cell>
          <table:table-cell office:value-type="float" office:value="9379378188" calcext:value-type="float">
            <text:p>937937818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文档</text:p>
          </table:table-cell>
          <table:table-cell office:value-type="float" office:value="4160004" calcext:value-type="float">
            <text:p>4160004</text:p>
          </table:table-cell>
          <table:table-cell/>
          <table:table-cell office:value-type="float" office:value="4160004" calcext:value-type="float">
            <text:p>4160004</text:p>
          </table:table-cell>
          <table:table-cell table:number-columns-repeated="2" office:value-type="string" calcext:value-type="string">
            <text:p>文档</text:p>
          </table:table-cell>
          <table:table-cell office:value-type="float" office:value="4160004" calcext:value-type="float">
            <text:p>416000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读入</text:p>
          </table:table-cell>
          <table:table-cell office:value-type="float" office:value="3430548" calcext:value-type="float">
            <text:p>3430548</text:p>
          </table:table-cell>
          <table:table-cell/>
          <table:table-cell office:value-type="float" office:value="3430548" calcext:value-type="float">
            <text:p>3430548</text:p>
          </table:table-cell>
          <table:table-cell table:number-columns-repeated="2" office:value-type="string" calcext:value-type="string">
            <text:p>读入</text:p>
          </table:table-cell>
          <table:table-cell office:value-type="float" office:value="3430548" calcext:value-type="float">
            <text:p>3430548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2016年</text:p>
          </table:table-cell>
          <table:table-cell office:value-type="float" office:value="6017969688" calcext:value-type="float">
            <text:p>6017969688</text:p>
          </table:table-cell>
          <table:table-cell/>
          <table:table-cell office:value-type="float" office:value="6017969688" calcext:value-type="float">
            <text:p>6017969688</text:p>
          </table:table-cell>
          <table:table-cell table:number-columns-repeated="2" office:value-type="string" calcext:value-type="string">
            <text:p>2016年</text:p>
          </table:table-cell>
          <table:table-cell office:value-type="float" office:value="6017969688" calcext:value-type="float">
            <text:p>6017969688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4月</text:p>
          </table:table-cell>
          <table:table-cell office:value-type="float" office:value="3798768" calcext:value-type="float">
            <text:p>3798768</text:p>
          </table:table-cell>
          <table:table-cell/>
          <table:table-cell office:value-type="float" office:value="3798768" calcext:value-type="float">
            <text:p>3798768</text:p>
          </table:table-cell>
          <table:table-cell table:number-columns-repeated="2" office:value-type="string" calcext:value-type="string">
            <text:p>4月</text:p>
          </table:table-cell>
          <table:table-cell office:value-type="float" office:value="3798768" calcext:value-type="float">
            <text:p>3798768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6日</text:p>
          </table:table-cell>
          <table:table-cell office:value-type="float" office:value="3756888" calcext:value-type="float">
            <text:p>3756888</text:p>
          </table:table-cell>
          <table:table-cell/>
          <table:table-cell office:value-type="float" office:value="3756888" calcext:value-type="float">
            <text:p>3756888</text:p>
          </table:table-cell>
          <table:table-cell table:number-columns-repeated="2" office:value-type="string" calcext:value-type="string">
            <text:p>6日</text:p>
          </table:table-cell>
          <table:table-cell office:value-type="float" office:value="3756888" calcext:value-type="float">
            <text:p>375688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abc</text:p>
          </table:table-cell>
          <table:table-cell office:value-type="float" office:value="186348" calcext:value-type="float">
            <text:p>186348</text:p>
          </table:table-cell>
          <table:table-cell/>
          <table:table-cell office:value-type="float" office:value="186348" calcext:value-type="float">
            <text:p>186348</text:p>
          </table:table-cell>
          <table:table-cell table:number-columns-repeated="2" office:value-type="string" calcext:value-type="string">
            <text:p>abc</text:p>
          </table:table-cell>
          <table:table-cell office:value-type="float" office:value="186348" calcext:value-type="float">
            <text:p>18634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edf</text:p>
          </table:table-cell>
          <table:table-cell office:value-type="float" office:value="191868" calcext:value-type="float">
            <text:p>191868</text:p>
          </table:table-cell>
          <table:table-cell/>
          <table:table-cell office:value-type="float" office:value="191868" calcext:value-type="float">
            <text:p>191868</text:p>
          </table:table-cell>
          <table:table-cell table:number-columns-repeated="2" office:value-type="string" calcext:value-type="string">
            <text:p>edf</text:p>
          </table:table-cell>
          <table:table-cell office:value-type="float" office:value="191868" calcext:value-type="float">
            <text:p>19186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abc</text:p>
          </table:table-cell>
          <table:table-cell office:value-type="float" office:value="186348" calcext:value-type="float">
            <text:p>186348</text:p>
          </table:table-cell>
          <table:table-cell/>
          <table:table-cell office:value-type="float" office:value="186348" calcext:value-type="float">
            <text:p>186348</text:p>
          </table:table-cell>
          <table:table-cell table:number-columns-repeated="2" office:value-type="string" calcext:value-type="string">
            <text:p>abc</text:p>
          </table:table-cell>
          <table:table-cell office:value-type="float" office:value="186348" calcext:value-type="float">
            <text:p>18634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edf</text:p>
          </table:table-cell>
          <table:table-cell office:value-type="float" office:value="191868" calcext:value-type="float">
            <text:p>191868</text:p>
          </table:table-cell>
          <table:table-cell/>
          <table:table-cell office:value-type="float" office:value="191868" calcext:value-type="float">
            <text:p>191868</text:p>
          </table:table-cell>
          <table:table-cell table:number-columns-repeated="2" office:value-type="string" calcext:value-type="string">
            <text:p>edf</text:p>
          </table:table-cell>
          <table:table-cell office:value-type="float" office:value="191868" calcext:value-type="float">
            <text:p>19186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++</text:p>
          </table:table-cell>
          <table:table-cell office:value-type="float" office:value="81684" calcext:value-type="float">
            <text:p>81684</text:p>
          </table:table-cell>
          <table:table-cell/>
          <table:table-cell office:value-type="float" office:value="81684" calcext:value-type="float">
            <text:p>81684</text:p>
          </table:table-cell>
          <table:table-cell table:number-columns-repeated="2" office:value-type="string" calcext:value-type="string">
            <text:p>c++</text:p>
          </table:table-cell>
          <table:table-cell office:value-type="float" office:value="81684" calcext:value-type="float">
            <text:p>8168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标准</text:p>
          </table:table-cell>
          <table:table-cell office:value-type="float" office:value="3334068" calcext:value-type="float">
            <text:p>3334068</text:p>
          </table:table-cell>
          <table:table-cell/>
          <table:table-cell office:value-type="float" office:value="3334068" calcext:value-type="float">
            <text:p>3334068</text:p>
          </table:table-cell>
          <table:table-cell table:number-columns-repeated="2" office:value-type="string" calcext:value-type="string">
            <text:p>标准</text:p>
          </table:table-cell>
          <table:table-cell office:value-type="float" office:value="3334068" calcext:value-type="float">
            <text:p>333406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里</text:p>
          </table:table-cell>
          <table:table-cell office:value-type="float" office:value="447888" calcext:value-type="float">
            <text:p>447888</text:p>
          </table:table-cell>
          <table:table-cell/>
          <table:table-cell office:value-type="float" office:value="447888" calcext:value-type="float">
            <text:p>447888</text:p>
          </table:table-cell>
          <table:table-cell table:number-columns-repeated="2" office:value-type="string" calcext:value-type="string">
            <text:p>里</text:p>
          </table:table-cell>
          <table:table-cell office:value-type="float" office:value="447888" calcext:value-type="float">
            <text:p>44788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定义</text:p>
          </table:table-cell>
          <table:table-cell office:value-type="float" office:value="3167304" calcext:value-type="float">
            <text:p>3167304</text:p>
          </table:table-cell>
          <table:table-cell/>
          <table:table-cell office:value-type="float" office:value="3167304" calcext:value-type="float">
            <text:p>3167304</text:p>
          </table:table-cell>
          <table:table-cell table:number-columns-repeated="2" office:value-type="string" calcext:value-type="string">
            <text:p>定义</text:p>
          </table:table-cell>
          <table:table-cell office:value-type="float" office:value="3167304" calcext:value-type="float">
            <text:p>316730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两个</text:p>
          </table:table-cell>
          <table:table-cell office:value-type="float" office:value="3121488" calcext:value-type="float">
            <text:p>3121488</text:p>
          </table:table-cell>
          <table:table-cell/>
          <table:table-cell office:value-type="float" office:value="3121488" calcext:value-type="float">
            <text:p>3121488</text:p>
          </table:table-cell>
          <table:table-cell table:number-columns-repeated="2" office:value-type="string" calcext:value-type="string">
            <text:p>两个</text:p>
          </table:table-cell>
          <table:table-cell office:value-type="float" office:value="3121488" calcext:value-type="float">
            <text:p>312148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字符串</text:p>
          </table:table-cell>
          <table:table-cell office:value-type="float" office:value="39411444" calcext:value-type="float">
            <text:p>39411444</text:p>
          </table:table-cell>
          <table:table-cell/>
          <table:table-cell office:value-type="float" office:value="39411444" calcext:value-type="float">
            <text:p>39411444</text:p>
          </table:table-cell>
          <table:table-cell table:number-columns-repeated="2" office:value-type="string" calcext:value-type="string">
            <text:p>字符串</text:p>
          </table:table-cell>
          <table:table-cell office:value-type="float" office:value="39411444" calcext:value-type="float">
            <text:p>3941144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tring</text:p>
          </table:table-cell>
          <table:table-cell office:value-type="float" office:value="337320228" calcext:value-type="float">
            <text:p>337320228</text:p>
          </table:table-cell>
          <table:table-cell/>
          <table:table-cell office:value-type="float" office:value="337320228" calcext:value-type="float">
            <text:p>337320228</text:p>
          </table:table-cell>
          <table:table-cell table:number-columns-repeated="2" office:value-type="string" calcext:value-type="string">
            <text:p>string</text:p>
          </table:table-cell>
          <table:table-cell office:value-type="float" office:value="337320228" calcext:value-type="float">
            <text:p>33732022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wstring</text:p>
          </table:table-cell>
          <table:table-cell office:value-type="float" office:value="4047844164" calcext:value-type="float">
            <text:p>4047844164</text:p>
          </table:table-cell>
          <table:table-cell/>
          <table:table-cell office:value-type="float" office:value="4047844164" calcext:value-type="float">
            <text:p>4047844164</text:p>
          </table:table-cell>
          <table:table-cell table:number-columns-repeated="2" office:value-type="string" calcext:value-type="string">
            <text:p>wstring</text:p>
          </table:table-cell>
          <table:table-cell office:value-type="float" office:value="4047844164" calcext:value-type="float">
            <text:p>404784416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ustworthiness</text:p>
          </table:table-cell>
          <table:table-cell office:value-type="float" office:value="1.93133029649451E+018" calcext:value-type="float">
            <text:p>1931330296494510000</text:p>
          </table:table-cell>
          <table:table-cell/>
          <table:table-cell office:value-type="float" office:value="1.93133029649451E+018" calcext:value-type="float">
            <text:p>1931330296494510000</text:p>
          </table:table-cell>
          <table:table-cell table:number-columns-repeated="2" office:value-type="string" calcext:value-type="string">
            <text:p>trustworthiness</text:p>
          </table:table-cell>
          <table:table-cell office:value-type="float" office:value="1.93133029649451E+018" calcext:value-type="float">
            <text:p>193133029649451000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ritics</text:p>
          </table:table-cell>
          <table:table-cell office:value-type="float" office:value="4445002116" calcext:value-type="float">
            <text:p>4445002116</text:p>
          </table:table-cell>
          <table:table-cell/>
          <table:table-cell office:value-type="float" office:value="4445002116" calcext:value-type="float">
            <text:p>4445002116</text:p>
          </table:table-cell>
          <table:table-cell table:number-columns-repeated="2" office:value-type="string" calcext:value-type="string">
            <text:p>critics</text:p>
          </table:table-cell>
          <table:table-cell office:value-type="float" office:value="4445002116" calcext:value-type="float">
            <text:p>4445002116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ublicly</text:p>
          </table:table-cell>
          <table:table-cell office:value-type="float" office:value="56221787280" calcext:value-type="float">
            <text:p>56221787280</text:p>
          </table:table-cell>
          <table:table-cell/>
          <table:table-cell office:value-type="float" office:value="56221787280" calcext:value-type="float">
            <text:p>56221787280</text:p>
          </table:table-cell>
          <table:table-cell table:number-columns-repeated="2" office:value-type="string" calcext:value-type="string">
            <text:p>publicly</text:p>
          </table:table-cell>
          <table:table-cell office:value-type="float" office:value="56221787280" calcext:value-type="float">
            <text:p>5622178728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est</text:p>
          </table:table-cell>
          <table:table-cell office:value-type="float" office:value="2620032" calcext:value-type="float">
            <text:p>2620032</text:p>
          </table:table-cell>
          <table:table-cell/>
          <table:table-cell office:value-type="float" office:value="2620032" calcext:value-type="float">
            <text:p>2620032</text:p>
          </table:table-cell>
          <table:table-cell table:number-columns-repeated="2" office:value-type="string" calcext:value-type="string">
            <text:p>test</text:p>
          </table:table-cell>
          <table:table-cell office:value-type="float" office:value="2620032" calcext:value-type="float">
            <text:p>262003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wiki</text:p>
          </table:table-cell>
          <table:table-cell office:value-type="float" office:value="2378724" calcext:value-type="float">
            <text:p>2378724</text:p>
          </table:table-cell>
          <table:table-cell/>
          <table:table-cell office:value-type="float" office:value="2378724" calcext:value-type="float">
            <text:p>2378724</text:p>
          </table:table-cell>
          <table:table-cell table:number-columns-repeated="2" office:value-type="string" calcext:value-type="string">
            <text:p>wiki</text:p>
          </table:table-cell>
          <table:table-cell office:value-type="float" office:value="2378724" calcext:value-type="float">
            <text:p>237872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ystems</text:p>
          </table:table-cell>
          <table:table-cell office:value-type="float" office:value="4473885108" calcext:value-type="float">
            <text:p>4473885108</text:p>
          </table:table-cell>
          <table:table-cell/>
          <table:table-cell office:value-type="float" office:value="4473885108" calcext:value-type="float">
            <text:p>4473885108</text:p>
          </table:table-cell>
          <table:table-cell table:number-columns-repeated="2" office:value-type="string" calcext:value-type="string">
            <text:p>systems</text:p>
          </table:table-cell>
          <table:table-cell office:value-type="float" office:value="4473885108" calcext:value-type="float">
            <text:p>447388510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argue</text:p>
          </table:table-cell>
          <table:table-cell office:value-type="float" office:value="27753708" calcext:value-type="float">
            <text:p>27753708</text:p>
          </table:table-cell>
          <table:table-cell/>
          <table:table-cell office:value-type="float" office:value="27753708" calcext:value-type="float">
            <text:p>27753708</text:p>
          </table:table-cell>
          <table:table-cell table:number-columns-repeated="2" office:value-type="string" calcext:value-type="string">
            <text:p>argue</text:p>
          </table:table-cell>
          <table:table-cell office:value-type="float" office:value="27753708" calcext:value-type="float">
            <text:p>2775370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ontroversy</text:p>
          </table:table-cell>
          <table:table-cell office:value-type="float" office:value="97660743427476" calcext:value-type="float">
            <text:p>97660743427476</text:p>
          </table:table-cell>
          <table:table-cell/>
          <table:table-cell office:value-type="float" office:value="97660743427476" calcext:value-type="float">
            <text:p>97660743427476</text:p>
          </table:table-cell>
          <table:table-cell table:number-columns-repeated="2" office:value-type="string" calcext:value-type="string">
            <text:p>controversy</text:p>
          </table:table-cell>
          <table:table-cell office:value-type="float" office:value="97660743427476" calcext:value-type="float">
            <text:p>97660743427476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ollows</text:p>
          </table:table-cell>
          <table:table-cell office:value-type="float" office:value="4506053688" calcext:value-type="float">
            <text:p>4506053688</text:p>
          </table:table-cell>
          <table:table-cell/>
          <table:table-cell office:value-type="float" office:value="4506053688" calcext:value-type="float">
            <text:p>4506053688</text:p>
          </table:table-cell>
          <table:table-cell table:number-columns-repeated="2" office:value-type="string" calcext:value-type="string">
            <text:p>follows</text:p>
          </table:table-cell>
          <table:table-cell office:value-type="float" office:value="4506053688" calcext:value-type="float">
            <text:p>450605368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测试</text:p>
          </table:table-cell>
          <table:table-cell office:value-type="float" office:value="5490516" calcext:value-type="float">
            <text:p>5490516</text:p>
          </table:table-cell>
          <table:table-cell/>
          <table:table-cell office:value-type="float" office:value="5490516" calcext:value-type="float">
            <text:p>5490516</text:p>
          </table:table-cell>
          <table:table-cell office:value-type="string" calcext:value-type="string">
            <text:p>测试</text:p>
          </table:table-cell>
          <table:table-cell table:style-name="Default" table:number-columns-repeated="2"/>
          <table:table-cell table:number-columns-repeated="1011"/>
        </table:table-row>
        <table:table-row table:style-name="ro4">
          <table:table-cell office:value-type="string" calcext:value-type="string">
            <text:p>中文|国语</text:p>
          </table:table-cell>
          <table:table-cell office:value-type="float" office:value="9379378188" calcext:value-type="float">
            <text:p>9379378188</text:p>
          </table:table-cell>
          <table:table-cell/>
          <table:table-cell office:value-type="float" office:value="9379378188" calcext:value-type="float">
            <text:p>9379378188</text:p>
          </table:table-cell>
          <table:table-cell office:value-type="string" calcext:value-type="string">
            <text:p>中文|国语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文档</text:p>
          </table:table-cell>
          <table:table-cell office:value-type="float" office:value="4160004" calcext:value-type="float">
            <text:p>4160004</text:p>
          </table:table-cell>
          <table:table-cell/>
          <table:table-cell office:value-type="float" office:value="4160004" calcext:value-type="float">
            <text:p>4160004</text:p>
          </table:table-cell>
          <table:table-cell office:value-type="string" calcext:value-type="string">
            <text:p>文档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读写</text:p>
          </table:table-cell>
          <table:table-cell office:value-type="float" office:value="3438036" calcext:value-type="float">
            <text:p>3438036</text:p>
          </table:table-cell>
          <table:table-cell/>
          <table:table-cell office:value-type="float" office:value="3438036" calcext:value-type="float">
            <text:p>3438036</text:p>
          </table:table-cell>
          <table:table-cell office:value-type="string" calcext:value-type="string">
            <text:p>读写</text:p>
          </table:table-cell>
          <table:table-cell table:style-name="Default" table:number-columns-repeated="2"/>
          <table:table-cell table:number-columns-repeated="1011"/>
        </table:table-row>
        <table:table-row table:style-name="ro4">
          <table:table-cell office:value-type="string" calcext:value-type="string">
            <text:p>2016年</text:p>
          </table:table-cell>
          <table:table-cell office:value-type="float" office:value="6017969688" calcext:value-type="float">
            <text:p>6017969688</text:p>
          </table:table-cell>
          <table:table-cell/>
          <table:table-cell office:value-type="float" office:value="6017969688" calcext:value-type="float">
            <text:p>6017969688</text:p>
          </table:table-cell>
          <table:table-cell office:value-type="string" calcext:value-type="string">
            <text:p>2016年</text:p>
          </table:table-cell>
          <table:table-cell table:style-name="Default" table:number-columns-repeated="2"/>
          <table:table-cell table:number-columns-repeated="1011"/>
        </table:table-row>
        <table:table-row table:style-name="ro4">
          <table:table-cell office:value-type="string" calcext:value-type="string">
            <text:p>4月</text:p>
          </table:table-cell>
          <table:table-cell office:value-type="float" office:value="3798768" calcext:value-type="float">
            <text:p>3798768</text:p>
          </table:table-cell>
          <table:table-cell/>
          <table:table-cell office:value-type="float" office:value="3798768" calcext:value-type="float">
            <text:p>3798768</text:p>
          </table:table-cell>
          <table:table-cell office:value-type="string" calcext:value-type="string">
            <text:p>4月</text:p>
          </table:table-cell>
          <table:table-cell table:style-name="Default" table:number-columns-repeated="2"/>
          <table:table-cell table:number-columns-repeated="1011"/>
        </table:table-row>
        <table:table-row table:style-name="ro4">
          <table:table-cell office:value-type="string" calcext:value-type="string">
            <text:p>6日</text:p>
          </table:table-cell>
          <table:table-cell office:value-type="float" office:value="3756888" calcext:value-type="float">
            <text:p>3756888</text:p>
          </table:table-cell>
          <table:table-cell/>
          <table:table-cell office:value-type="float" office:value="3756888" calcext:value-type="float">
            <text:p>3756888</text:p>
          </table:table-cell>
          <table:table-cell office:value-type="string" calcext:value-type="string">
            <text:p>6日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abc</text:p>
          </table:table-cell>
          <table:table-cell office:value-type="float" office:value="186348" calcext:value-type="float">
            <text:p>186348</text:p>
          </table:table-cell>
          <table:table-cell/>
          <table:table-cell office:value-type="float" office:value="186348" calcext:value-type="float">
            <text:p>186348</text:p>
          </table:table-cell>
          <table:table-cell office:value-type="string" calcext:value-type="string">
            <text:p>abc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edf</text:p>
          </table:table-cell>
          <table:table-cell office:value-type="float" office:value="191868" calcext:value-type="float">
            <text:p>191868</text:p>
          </table:table-cell>
          <table:table-cell/>
          <table:table-cell office:value-type="float" office:value="191868" calcext:value-type="float">
            <text:p>191868</text:p>
          </table:table-cell>
          <table:table-cell office:value-type="string" calcext:value-type="string">
            <text:p>edf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abc</text:p>
          </table:table-cell>
          <table:table-cell office:value-type="float" office:value="186348" calcext:value-type="float">
            <text:p>186348</text:p>
          </table:table-cell>
          <table:table-cell/>
          <table:table-cell office:value-type="float" office:value="186348" calcext:value-type="float">
            <text:p>186348</text:p>
          </table:table-cell>
          <table:table-cell office:value-type="string" calcext:value-type="string">
            <text:p>abc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edf</text:p>
          </table:table-cell>
          <table:table-cell office:value-type="float" office:value="191868" calcext:value-type="float">
            <text:p>191868</text:p>
          </table:table-cell>
          <table:table-cell/>
          <table:table-cell office:value-type="float" office:value="191868" calcext:value-type="float">
            <text:p>191868</text:p>
          </table:table-cell>
          <table:table-cell office:value-type="string" calcext:value-type="string">
            <text:p>edf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c++</text:p>
          </table:table-cell>
          <table:table-cell office:value-type="float" office:value="81684" calcext:value-type="float">
            <text:p>81684</text:p>
          </table:table-cell>
          <table:table-cell/>
          <table:table-cell office:value-type="float" office:value="81684" calcext:value-type="float">
            <text:p>81684</text:p>
          </table:table-cell>
          <table:table-cell office:value-type="string" calcext:value-type="string">
            <text:p>c++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标准</text:p>
          </table:table-cell>
          <table:table-cell office:value-type="float" office:value="3334068" calcext:value-type="float">
            <text:p>3334068</text:p>
          </table:table-cell>
          <table:table-cell/>
          <table:table-cell office:value-type="float" office:value="3334068" calcext:value-type="float">
            <text:p>3334068</text:p>
          </table:table-cell>
          <table:table-cell office:value-type="string" calcext:value-type="string">
            <text:p>标准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里</text:p>
          </table:table-cell>
          <table:table-cell office:value-type="float" office:value="447888" calcext:value-type="float">
            <text:p>447888</text:p>
          </table:table-cell>
          <table:table-cell/>
          <table:table-cell office:value-type="float" office:value="447888" calcext:value-type="float">
            <text:p>447888</text:p>
          </table:table-cell>
          <table:table-cell office:value-type="string" calcext:value-type="string">
            <text:p>里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定义</text:p>
          </table:table-cell>
          <table:table-cell office:value-type="float" office:value="3167304" calcext:value-type="float">
            <text:p>3167304</text:p>
          </table:table-cell>
          <table:table-cell/>
          <table:table-cell office:value-type="float" office:value="3167304" calcext:value-type="float">
            <text:p>3167304</text:p>
          </table:table-cell>
          <table:table-cell office:value-type="string" calcext:value-type="string">
            <text:p>定义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两个</text:p>
          </table:table-cell>
          <table:table-cell office:value-type="float" office:value="3121488" calcext:value-type="float">
            <text:p>3121488</text:p>
          </table:table-cell>
          <table:table-cell/>
          <table:table-cell office:value-type="float" office:value="3121488" calcext:value-type="float">
            <text:p>3121488</text:p>
          </table:table-cell>
          <table:table-cell office:value-type="string" calcext:value-type="string">
            <text:p>两个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字符串</text:p>
          </table:table-cell>
          <table:table-cell office:value-type="float" office:value="39411444" calcext:value-type="float">
            <text:p>39411444</text:p>
          </table:table-cell>
          <table:table-cell/>
          <table:table-cell office:value-type="float" office:value="39411444" calcext:value-type="float">
            <text:p>39411444</text:p>
          </table:table-cell>
          <table:table-cell office:value-type="string" calcext:value-type="string">
            <text:p>字符串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string</text:p>
          </table:table-cell>
          <table:table-cell office:value-type="float" office:value="337320228" calcext:value-type="float">
            <text:p>337320228</text:p>
          </table:table-cell>
          <table:table-cell/>
          <table:table-cell office:value-type="float" office:value="337320228" calcext:value-type="float">
            <text:p>337320228</text:p>
          </table:table-cell>
          <table:table-cell office:value-type="string" calcext:value-type="string">
            <text:p>string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wstring</text:p>
          </table:table-cell>
          <table:table-cell office:value-type="float" office:value="4047844164" calcext:value-type="float">
            <text:p>4047844164</text:p>
          </table:table-cell>
          <table:table-cell/>
          <table:table-cell office:value-type="float" office:value="4047844164" calcext:value-type="float">
            <text:p>4047844164</text:p>
          </table:table-cell>
          <table:table-cell office:value-type="string" calcext:value-type="string">
            <text:p>wstring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trustworthiness</text:p>
          </table:table-cell>
          <table:table-cell office:value-type="float" office:value="1.93133029649451E+018" calcext:value-type="float">
            <text:p>1931330296494510000</text:p>
          </table:table-cell>
          <table:table-cell/>
          <table:table-cell office:value-type="float" office:value="1.93133029649451E+018" calcext:value-type="float">
            <text:p>1931330296494510000</text:p>
          </table:table-cell>
          <table:table-cell table:number-columns-repeated="2" office:value-type="string" calcext:value-type="string">
            <text:p>trustworthiness</text:p>
          </table:table-cell>
          <table:table-cell office:value-type="float" office:value="1.93133029649451E+018" calcext:value-type="float">
            <text:p>193133029649451000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ritics</text:p>
          </table:table-cell>
          <table:table-cell office:value-type="float" office:value="4445002116" calcext:value-type="float">
            <text:p>4445002116</text:p>
          </table:table-cell>
          <table:table-cell/>
          <table:table-cell office:value-type="float" office:value="4445002116" calcext:value-type="float">
            <text:p>4445002116</text:p>
          </table:table-cell>
          <table:table-cell table:number-columns-repeated="2" office:value-type="string" calcext:value-type="string">
            <text:p>critics</text:p>
          </table:table-cell>
          <table:table-cell office:value-type="float" office:value="4445002116" calcext:value-type="float">
            <text:p>4445002116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ublicly</text:p>
          </table:table-cell>
          <table:table-cell office:value-type="float" office:value="56221787280" calcext:value-type="float">
            <text:p>56221787280</text:p>
          </table:table-cell>
          <table:table-cell/>
          <table:table-cell office:value-type="float" office:value="56221787280" calcext:value-type="float">
            <text:p>56221787280</text:p>
          </table:table-cell>
          <table:table-cell table:number-columns-repeated="2" office:value-type="string" calcext:value-type="string">
            <text:p>publicly</text:p>
          </table:table-cell>
          <table:table-cell office:value-type="float" office:value="56221787280" calcext:value-type="float">
            <text:p>5622178728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editable</text:p>
          </table:table-cell>
          <table:table-cell office:value-type="float" office:value="47617352124" calcext:value-type="float">
            <text:p>47617352124</text:p>
          </table:table-cell>
          <table:table-cell/>
          <table:table-cell office:value-type="float" office:value="47617352124" calcext:value-type="float">
            <text:p>47617352124</text:p>
          </table:table-cell>
          <table:table-cell table:number-columns-repeated="2" office:value-type="string" calcext:value-type="string">
            <text:p>editable</text:p>
          </table:table-cell>
          <table:table-cell office:value-type="float" office:value="47617352124" calcext:value-type="float">
            <text:p>4761735212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wiki</text:p>
          </table:table-cell>
          <table:table-cell office:value-type="float" office:value="2378724" calcext:value-type="float">
            <text:p>2378724</text:p>
          </table:table-cell>
          <table:table-cell/>
          <table:table-cell office:value-type="float" office:value="2378724" calcext:value-type="float">
            <text:p>2378724</text:p>
          </table:table-cell>
          <table:table-cell table:number-columns-repeated="2" office:value-type="string" calcext:value-type="string">
            <text:p>wiki</text:p>
          </table:table-cell>
          <table:table-cell office:value-type="float" office:value="2378724" calcext:value-type="float">
            <text:p>237872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ystems</text:p>
          </table:table-cell>
          <table:table-cell office:value-type="float" office:value="4473885108" calcext:value-type="float">
            <text:p>4473885108</text:p>
          </table:table-cell>
          <table:table-cell/>
          <table:table-cell office:value-type="float" office:value="4473885108" calcext:value-type="float">
            <text:p>4473885108</text:p>
          </table:table-cell>
          <table:table-cell table:number-columns-repeated="2" office:value-type="string" calcext:value-type="string">
            <text:p>systems</text:p>
          </table:table-cell>
          <table:table-cell office:value-type="float" office:value="4473885108" calcext:value-type="float">
            <text:p>447388510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argue</text:p>
          </table:table-cell>
          <table:table-cell office:value-type="float" office:value="27753708" calcext:value-type="float">
            <text:p>27753708</text:p>
          </table:table-cell>
          <table:table-cell/>
          <table:table-cell office:value-type="float" office:value="27753708" calcext:value-type="float">
            <text:p>27753708</text:p>
          </table:table-cell>
          <table:table-cell table:number-columns-repeated="2" office:value-type="string" calcext:value-type="string">
            <text:p>argue</text:p>
          </table:table-cell>
          <table:table-cell office:value-type="float" office:value="27753708" calcext:value-type="float">
            <text:p>2775370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ystems</text:p>
          </table:table-cell>
          <table:table-cell office:value-type="float" office:value="4473885108" calcext:value-type="float">
            <text:p>4473885108</text:p>
          </table:table-cell>
          <table:table-cell/>
          <table:table-cell office:value-type="float" office:value="4473885108" calcext:value-type="float">
            <text:p>4473885108</text:p>
          </table:table-cell>
          <table:table-cell table:number-columns-repeated="2" office:value-type="string" calcext:value-type="string">
            <text:p>systems</text:p>
          </table:table-cell>
          <table:table-cell office:value-type="float" office:value="4473885108" calcext:value-type="float">
            <text:p>447388510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easily</text:p>
          </table:table-cell>
          <table:table-cell office:value-type="float" office:value="390569100" calcext:value-type="float">
            <text:p>390569100</text:p>
          </table:table-cell>
          <table:table-cell/>
          <table:table-cell office:value-type="float" office:value="390569100" calcext:value-type="float">
            <text:p>390569100</text:p>
          </table:table-cell>
          <table:table-cell table:number-columns-repeated="2" office:value-type="string" calcext:value-type="string">
            <text:p>easily</text:p>
          </table:table-cell>
          <table:table-cell office:value-type="float" office:value="390569100" calcext:value-type="float">
            <text:p>39056910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ampered</text:p>
          </table:table-cell>
          <table:table-cell office:value-type="float" office:value="46985242560" calcext:value-type="float">
            <text:p>46985242560</text:p>
          </table:table-cell>
          <table:table-cell/>
          <table:table-cell office:value-type="float" office:value="46985242560" calcext:value-type="float">
            <text:p>46985242560</text:p>
          </table:table-cell>
          <table:table-cell table:number-columns-repeated="2" office:value-type="string" calcext:value-type="string">
            <text:p>tampered</text:p>
          </table:table-cell>
          <table:table-cell office:value-type="float" office:value="46985242560" calcext:value-type="float">
            <text:p>4698524256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roponents</text:p>
          </table:table-cell>
          <table:table-cell office:value-type="float" office:value="7770307016352" calcext:value-type="float">
            <text:p>7770307016352</text:p>
          </table:table-cell>
          <table:table-cell/>
          <table:table-cell office:value-type="float" office:value="7770307016352" calcext:value-type="float">
            <text:p>7770307016352</text:p>
          </table:table-cell>
          <table:table-cell table:number-columns-repeated="2" office:value-type="string" calcext:value-type="string">
            <text:p>proponents</text:p>
          </table:table-cell>
          <table:table-cell office:value-type="float" office:value="7770307016352" calcext:value-type="float">
            <text:p>777030701635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argue</text:p>
          </table:table-cell>
          <table:table-cell office:value-type="float" office:value="27753708" calcext:value-type="float">
            <text:p>27753708</text:p>
          </table:table-cell>
          <table:table-cell/>
          <table:table-cell office:value-type="float" office:value="27753708" calcext:value-type="float">
            <text:p>27753708</text:p>
          </table:table-cell>
          <table:table-cell table:number-columns-repeated="2" office:value-type="string" calcext:value-type="string">
            <text:p>argue</text:p>
          </table:table-cell>
          <table:table-cell office:value-type="float" office:value="27753708" calcext:value-type="float">
            <text:p>2775370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ommunity</text:p>
          </table:table-cell>
          <table:table-cell office:value-type="float" office:value="678333676500" calcext:value-type="float">
            <text:p>678333676500</text:p>
          </table:table-cell>
          <table:table-cell/>
          <table:table-cell office:value-type="float" office:value="678333676500" calcext:value-type="float">
            <text:p>678333676500</text:p>
          </table:table-cell>
          <table:table-cell table:number-columns-repeated="2" office:value-type="string" calcext:value-type="string">
            <text:p>community</text:p>
          </table:table-cell>
          <table:table-cell office:value-type="float" office:value="678333676500" calcext:value-type="float">
            <text:p>67833367650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users</text:p>
          </table:table-cell>
          <table:table-cell office:value-type="float" office:value="31172076" calcext:value-type="float">
            <text:p>31172076</text:p>
          </table:table-cell>
          <table:table-cell/>
          <table:table-cell office:value-type="float" office:value="31172076" calcext:value-type="float">
            <text:p>31172076</text:p>
          </table:table-cell>
          <table:table-cell table:number-columns-repeated="2" office:value-type="string" calcext:value-type="string">
            <text:p>users</text:p>
          </table:table-cell>
          <table:table-cell office:value-type="float" office:value="31172076" calcext:value-type="float">
            <text:p>31172076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atch</text:p>
          </table:table-cell>
          <table:table-cell office:value-type="float" office:value="28146996" calcext:value-type="float">
            <text:p>28146996</text:p>
          </table:table-cell>
          <table:table-cell/>
          <table:table-cell office:value-type="float" office:value="28146996" calcext:value-type="float">
            <text:p>28146996</text:p>
          </table:table-cell>
          <table:table-cell table:number-columns-repeated="2" office:value-type="string" calcext:value-type="string">
            <text:p>catch</text:p>
          </table:table-cell>
          <table:table-cell office:value-type="float" office:value="28146996" calcext:value-type="float">
            <text:p>28146996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alicious</text:p>
          </table:table-cell>
          <table:table-cell office:value-type="float" office:value="648000471468" calcext:value-type="float">
            <text:p>648000471468</text:p>
          </table:table-cell>
          <table:table-cell/>
          <table:table-cell office:value-type="float" office:value="648000471468" calcext:value-type="float">
            <text:p>648000471468</text:p>
          </table:table-cell>
          <table:table-cell table:number-columns-repeated="2" office:value-type="string" calcext:value-type="string">
            <text:p>malicious</text:p>
          </table:table-cell>
          <table:table-cell office:value-type="float" office:value="648000471468" calcext:value-type="float">
            <text:p>64800047146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ontent</text:p>
          </table:table-cell>
          <table:table-cell office:value-type="float" office:value="4512692628" calcext:value-type="float">
            <text:p>4512692628</text:p>
          </table:table-cell>
          <table:table-cell/>
          <table:table-cell office:value-type="float" office:value="4512692628" calcext:value-type="float">
            <text:p>4512692628</text:p>
          </table:table-cell>
          <table:table-cell table:number-columns-repeated="2" office:value-type="string" calcext:value-type="string">
            <text:p>content</text:p>
          </table:table-cell>
          <table:table-cell office:value-type="float" office:value="4512692628" calcext:value-type="float">
            <text:p>451269262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orrect</text:p>
          </table:table-cell>
          <table:table-cell office:value-type="float" office:value="4479812244" calcext:value-type="float">
            <text:p>4479812244</text:p>
          </table:table-cell>
          <table:table-cell/>
          <table:table-cell office:value-type="float" office:value="4479812244" calcext:value-type="float">
            <text:p>4479812244</text:p>
          </table:table-cell>
          <table:table-cell table:number-columns-repeated="2" office:value-type="string" calcext:value-type="string">
            <text:p>correct</text:p>
          </table:table-cell>
          <table:table-cell office:value-type="float" office:value="4479812244" calcext:value-type="float">
            <text:p>4479812244</text:p>
          </table:table-cell>
          <table:table-cell table:number-columns-repeated="101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float" office:value="588" calcext:value-type="float">
            <text:p>5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ars</text:p>
          </table:table-cell>
          <table:table-cell office:value-type="float" office:value="2596896" calcext:value-type="float">
            <text:p>2596896</text:p>
          </table:table-cell>
          <table:table-cell/>
          <table:table-cell office:value-type="float" office:value="2596896" calcext:value-type="float">
            <text:p>2596896</text:p>
          </table:table-cell>
          <table:table-cell table:number-columns-repeated="2" office:value-type="string" calcext:value-type="string">
            <text:p>lars</text:p>
          </table:table-cell>
          <table:table-cell office:value-type="float" office:value="2596896" calcext:value-type="float">
            <text:p>2596896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aronsson</text:p>
          </table:table-cell>
          <table:table-cell office:value-type="float" office:value="51649811436" calcext:value-type="float">
            <text:p>51649811436</text:p>
          </table:table-cell>
          <table:table-cell/>
          <table:table-cell office:value-type="float" office:value="51649811436" calcext:value-type="float">
            <text:p>51649811436</text:p>
          </table:table-cell>
          <table:table-cell table:number-columns-repeated="2" office:value-type="string" calcext:value-type="string">
            <text:p>aronsson</text:p>
          </table:table-cell>
          <table:table-cell office:value-type="float" office:value="51649811436" calcext:value-type="float">
            <text:p>51649811436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ata</text:p>
          </table:table-cell>
          <table:table-cell office:value-type="float" office:value="2227008" calcext:value-type="float">
            <text:p>2227008</text:p>
          </table:table-cell>
          <table:table-cell/>
          <table:table-cell office:value-type="float" office:value="2227008" calcext:value-type="float">
            <text:p>2227008</text:p>
          </table:table-cell>
          <table:table-cell table:number-columns-repeated="2" office:value-type="string" calcext:value-type="string">
            <text:p>data</text:p>
          </table:table-cell>
          <table:table-cell office:value-type="float" office:value="2227008" calcext:value-type="float">
            <text:p>222700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ystems</text:p>
          </table:table-cell>
          <table:table-cell office:value-type="float" office:value="4473885108" calcext:value-type="float">
            <text:p>4473885108</text:p>
          </table:table-cell>
          <table:table-cell/>
          <table:table-cell office:value-type="float" office:value="4473885108" calcext:value-type="float">
            <text:p>4473885108</text:p>
          </table:table-cell>
          <table:table-cell table:number-columns-repeated="2" office:value-type="string" calcext:value-type="string">
            <text:p>systems</text:p>
          </table:table-cell>
          <table:table-cell office:value-type="float" office:value="4473885108" calcext:value-type="float">
            <text:p>447388510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ecialist</text:p>
          </table:table-cell>
          <table:table-cell office:value-type="float" office:value="7825124916516" calcext:value-type="float">
            <text:p>7825124916516</text:p>
          </table:table-cell>
          <table:table-cell/>
          <table:table-cell office:value-type="float" office:value="7825124916516" calcext:value-type="float">
            <text:p>7825124916516</text:p>
          </table:table-cell>
          <table:table-cell table:number-columns-repeated="2" office:value-type="string" calcext:value-type="string">
            <text:p>specialist</text:p>
          </table:table-cell>
          <table:table-cell office:value-type="float" office:value="7825124916516" calcext:value-type="float">
            <text:p>7825124916516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ummarizes</text:p>
          </table:table-cell>
          <table:table-cell office:value-type="float" office:value="7698221813748" calcext:value-type="float">
            <text:p>7698221813748</text:p>
          </table:table-cell>
          <table:table-cell/>
          <table:table-cell office:value-type="float" office:value="7698221813748" calcext:value-type="float">
            <text:p>7698221813748</text:p>
          </table:table-cell>
          <table:table-cell table:number-columns-repeated="2" office:value-type="string" calcext:value-type="string">
            <text:p>summarizes</text:p>
          </table:table-cell>
          <table:table-cell office:value-type="float" office:value="7698221813748" calcext:value-type="float">
            <text:p>769822181374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ontroversy</text:p>
          </table:table-cell>
          <table:table-cell office:value-type="float" office:value="97660743427476" calcext:value-type="float">
            <text:p>97660743427476</text:p>
          </table:table-cell>
          <table:table-cell/>
          <table:table-cell office:value-type="float" office:value="97660743427476" calcext:value-type="float">
            <text:p>97660743427476</text:p>
          </table:table-cell>
          <table:table-cell table:number-columns-repeated="2" office:value-type="string" calcext:value-type="string">
            <text:p>controversy</text:p>
          </table:table-cell>
          <table:table-cell office:value-type="float" office:value="97660743427476" calcext:value-type="float">
            <text:p>97660743427476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ollows</text:p>
          </table:table-cell>
          <table:table-cell office:value-type="float" office:value="4506053688" calcext:value-type="float">
            <text:p>4506053688</text:p>
          </table:table-cell>
          <table:table-cell/>
          <table:table-cell office:value-type="float" office:value="4506053688" calcext:value-type="float">
            <text:p>4506053688</text:p>
          </table:table-cell>
          <table:table-cell table:number-columns-repeated="2" office:value-type="string" calcext:value-type="string">
            <text:p>follows</text:p>
          </table:table-cell>
          <table:table-cell office:value-type="float" office:value="4506053688" calcext:value-type="float">
            <text:p>4506053688</text:p>
          </table:table-cell>
          <table:table-cell table:number-columns-repeated="1011"/>
        </table:table-row>
        <table:table-row table:style-name="ro3" table:number-rows-repeated="3"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3" table:number-rows-repeated="1048498">
          <table:table-cell table:number-columns-repeated="1018"/>
        </table:table-row>
        <table:table-row table:style-name="ro3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00／00／00</text:date>, <text:time style:data-style-name="N2" text:time-value="16:04:12.176539245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14:31:21.141655630</meta:creation-date>
    <dc:date>2016-04-14T16:29:28.979739705</dc:date>
    <meta:editing-duration>PT1H16M50S</meta:editing-duration>
    <meta:editing-cycles>10</meta:editing-cycles>
    <meta:generator>LibreOffice/4.2.8.2$Linux_X86_64 LibreOffice_project/420m0$Build-2</meta:generator>
    <meta:document-statistic meta:table-count="2" meta:cell-count="581" meta:object-count="0"/>
  </office:meta>
</office:document-meta>
</file>